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0b31"/>
    </style:style>
    <style:style style:name="P2" style:family="paragraph" style:parent-style-name="Standard">
      <style:text-properties officeooo:paragraph-rsid="00120b31"/>
    </style:style>
    <style:style style:name="P3" style:family="paragraph" style:parent-style-name="Table_20_Contents">
      <style:text-properties style:font-name="Liberation Mono" fo:font-size="10pt" officeooo:paragraph-rsid="00120b31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20b31" officeooo:paragraph-rsid="00120b31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9b5c5" officeooo:paragraph-rsid="0019b5c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9b5c5" officeooo:paragraph-rsid="001af004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1">
      <style:text-properties style:font-name="Liberation Mono" fo:font-size="10pt" officeooo:rsid="00120b31" officeooo:paragraph-rsid="00120b31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2">
      <style:text-properties style:font-name="Liberation Mono" fo:font-size="10pt" officeooo:rsid="00120b31" officeooo:paragraph-rsid="00120b31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paragraph-rsid="00120b31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1355aa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af004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94a77" officeooo:paragraph-rsid="001af004" style:font-name-asian="Courier New" style:font-size-asian="10pt" style:font-name-complex="Liberation Mono" style:font-size-complex="10pt"/>
    </style:style>
    <style:style style:name="T1" style:family="text">
      <style:text-properties officeooo:rsid="00148ac2"/>
    </style:style>
    <style:style style:name="T2" style:family="text">
      <style:text-properties officeooo:rsid="00164e8b"/>
    </style:style>
    <style:style style:name="T3" style:family="text">
      <style:text-properties officeooo:rsid="0018033b"/>
    </style:style>
    <style:style style:name="T4" style:family="text">
      <style:text-properties officeooo:rsid="0019b5c5"/>
    </style:style>
    <style:style style:name="T5" style:family="text">
      <style:text-properties officeooo:rsid="001a0f9f"/>
    </style:style>
    <style:style style:name="T6" style:family="text">
      <style:text-properties officeooo:rsid="001355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4">3<text:span text:style-name="T5">4</text:span>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<text:span text:style-name="T3">Add</text:span> God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4">All that 3<text:span text:style-name="T4">5</text:span> <text:span text:style-name="T4">Edit</text:span> God uses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5">New Gods should be able to be created in the fantasy setting and persist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4"><text:s text:c="3"/>1. <text:span text:style-name="T4">The add god hotkey gets pressed</text:span></text:p>
            <text:p text:style-name="P6"><text:s text:c="3"/>2. A new god button gets selected in a search or from a </text:p>
            <text:p text:style-name="P6"><text:s text:c="6"/>list of gods</text:p>
            <text:p text:style-name="P6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6199594274062289113" text:style-name="L1">
              <text:list-item>
                <text:p text:style-name="P7">A new god</text:p>
              </text:list-item>
              <text:list-item>
                <text:p text:style-name="P7">An existing god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693328870555614592" text:style-name="L2">
              <text:list-item>
                <text:p text:style-name="P8">A god gets saved to the database</text:p>
              </text:list-item>
              <text:list-item>
                <text:p text:style-name="P8">A god does not get saved to the database</text:p>
              </text:list-item>
              <text:list-item>
                <text:p text:style-name="P8">A god gets deleted from the database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12"><text:s text:c="3"/>1. A new god is created, but not saved, and the screen </text:p>
            <text:p text:style-name="P12"><text:s text:c="6"/>appears to the user to begin adding a new god, in a </text:p>
            <text:p text:style-name="P12"><text:s text:c="6"/>new tab in the main UI</text:p>
            <text:p text:style-name="P11"><text:span text:style-name="T6"><text:s text:c="3"/>2. Follow edit god flow, however do not try to save </text:span></text:p>
            <text:p text:style-name="P11"><text:span text:style-name="T6"><text:s text:c="6"/>until a name has been entered</text:span></text:p>
            <text:p text:style-name="P10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4">See <text:span text:style-name="T1">Edit</text:span> God alternate flow</text:p>
            <text:p text:style-name="P3"/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0:21.526000000</dc:date>
    <meta:editing-duration>PT49M41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4" meta:word-count="160" meta:character-count="787" meta:non-whitespace-character-count="620"/>
  </office:meta>
</office:document-meta>
</file>